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list-style-name="L3"/>
    <style:style style:name="P6" style:family="paragraph" style:parent-style-name="Standard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9" style:family="paragraph" style:parent-style-name="Standard" style:list-style-name="">
      <style:paragraph-properties style:text-autospace="none"/>
    </style:style>
    <style:style style:name="P10" style:family="paragraph" style:parent-style-name="Standard" style:list-style-name="L4"/>
    <style:style style:name="P11" style:family="paragraph" style:parent-style-name="Standard" style:list-style-name="L6"/>
    <style:style style:name="T1" style:family="text">
      <style:text-properties style:font-name="Arial1" fo:font-size="12pt" style:font-name-asian="Arial1" style:font-size-asian="12pt" style:font-name-complex="Arial1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3</text:p>
      <text:p text:style-name="P1">Rapport de planification initiale / Report of initial planning</text:p>
      <text:p text:style-name="Standard">10 pages only</text:p>
      <text:p text:style-name="Standard"/>
      <text:p text:style-name="Standard">Do not talk about MCTS tests. Talk about Gabriel application</text:p>
      <text:p text:style-name="Standard"/>
      <text:p text:style-name="Standard">Introduction : brief presentation of the projet Mikail</text:p>
      <text:list xml:id="list8680509644095718940" text:style-name="L4">
        <text:list-item>
          <text:p text:style-name="P10">planification method used (how we are planning, how do we do the gantt diagramm) – (others)</text:p>
          <text:list>
            <text:list-item>
              <text:p text:style-name="P10">presentation methods / use poker thing talk about agile (prateek)</text:p>
            </text:list-item>
            <text:list-item>
              <text:p text:style-name="P10">resources prevosto &amp; Morgane (resp sponsors FOG)</text:p>
            </text:list-item>
            <text:list-item>
              <text:p text:style-name="P10">calendar (prevosto)</text:p>
              <text:p text:style-name="P10"/>
            </text:list-item>
          </text:list>
        </text:list-item>
      </text:list>
      <text:list xml:id="list4114479098671722853" text:style-name="L6">
        <text:list-item>
          <text:p text:style-name="P11">big tasks planification (first gantt diagram)</text:p>
          <text:list>
            <text:list-item>
              <text:p text:style-name="P11">diagram stuff Baptiste</text:p>
            </text:list-item>
            <text:list-item>
              <text:p text:style-name="P11">explaining diagram stuff (dan)</text:p>
            </text:list-item>
            <text:list-item>
              <text:p text:style-name="P11">risk analysis Benoit</text:p>
            </text:list-item>
          </text:list>
        </text:list-item>
      </text:list>
      <text:p text:style-name="Standard">Conclusion (prateek)</text:p>
      <text:p text:style-name="Standard"/>
      <text:p text:style-name="Standard">A faire :</text:p>
      <text:list xml:id="list4106317645920647792" text:style-name="L2">
        <text:list-item>
          <text:p text:style-name="P3">pour le diagramme de gantt</text:p>
        </text:list-item>
      </text:list>
      <text:list xml:id="list7081208855440230156" text:style-name="L1">
        <text:list-item>
          <text:p text:style-name="P2">list of all tasks to do and links between these tasks (what we need to do before each task)</text:p>
        </text:list-item>
        <text:list-item>
          <text:p text:style-name="P2">duration of the work (work load) by poker method</text:p>
        </text:list-item>
      </text:list>
      <text:p text:style-name="Standard"/>
      <text:p text:style-name="Standard"/>
      <text:p text:style-name="Standard">Ask to the teacher : task precision</text:p>
      <text:p text:style-name="Standard"/>
      <text:p text:style-name="Standard">Task's list</text:p>
      <text:p text:style-name="Standard">TODO</text:p>
      <text:p text:style-name="Standard"/>
      <text:list xml:id="list17314299487181462" text:style-name="L3">
        <text:list-item>
          <text:p text:style-name="P5">application Gabriel (GUI + rules)</text:p>
        </text:list-item>
        <text:list-item>
          <text:p text:style-name="P5">recorder of Mr Garcia against AI</text:p>
        </text:list-item>
        <text:list-item>
          <text:p text:style-name="P5">Converter </text:p>
        </text:list-item>
        <text:list-item>
          <text:p text:style-name="P5">MCTS algorithm general</text:p>
        </text:list-item>
        <text:list-item>
          <text:p text:style-name="P5">MCTS applied to Arimaa</text:p>
        </text:list-item>
        <text:list-item>
          <text:p text:style-name="P5">MCTS applied to Connect4 (against AI Pascal Garcia) puissance4</text:p>
        </text:list-item>
        <text:list-item>
          <text:p text:style-name="P5">implement MCTS with Boost Library</text:p>
        </text:list-item>
        <text:list-item>
          <text:p text:style-name="P5">implement MCTS with memory management (array nodes table)</text:p>
        </text:list-item>
        <text:list-item>
          <text:p text:style-name="P5">implement thread parallelization</text:p>
        </text:list-item>
        <text:list-item>
          <text:p text:style-name="P5">implement cluster parallelization</text:p>
        </text:list-item>
        <text:list-item>
          <text:p text:style-name="P5">implement GPU parallelization</text:p>
        </text:list-item>
        <text:list-item>
          <text:p text:style-name="P5">MCTS chrono test (statistics)</text:p>
        </text:list-item>
        <text:list-item>
          <text:p text:style-name="P5">test algorithm MCTS (against itself), against humans</text:p>
        </text:list-item>
        <text:list-item>
          <text:p text:style-name="P5">test application</text:p>
        </text:list-item>
        <text:list-item>
          <text:p text:style-name="P5">test MCTS against other AI</text:p>
        </text:list-item>
        <text:list-item>
          <text:p text:style-name="P5">write reports</text:p>
        </text:list-item>
        <text:list-item>
          <text:p text:style-name="P5">soutenance</text:p>
        </text:list-item>
        <text:list-item>
          <text:p text:style-name="P5">documentation</text:p>
        </text:list-item>
      </text:list>
      <text:p text:style-name="Standard"/>
      <text:p text:style-name="Standard"/>
      <text:list xml:id="list37629691" text:continue-numbering="true" text:style-name="L3">
        <text:list-item>
          <text:p text:style-name="P5"><text:soft-page-break/>­no end test</text:p>
        </text:list-item>
        <text:list-item>
          <text:p text:style-name="P5">do protoype test other prototype tasks</text:p>
        </text:list-item>
        <text:list-item>
          <text:p text:style-name="P5">number of people (and workload)</text:p>
        </text:list-item>
        <text:list-item>
          <text:p text:style-name="P5">Thierry Roger correct</text:p>
        </text:list-item>
        <text:list-item>
          <text:p text:style-name="P5">poker way of time, poker planning</text:p>
        </text:list-item>
        <text:list-item>
          <text:p text:style-name="P5">testeur -&gt; ressources</text:p>
        </text:list-item>
        <text:list-item>
          <text:p text:style-name="P5">calendar</text:p>
        </text:list-item>
      </text:list>
      <text:p text:style-name="Standard"/>
      <text:p text:style-name="P6">Définir le calendrier de travail</text:p>
      <text:p text:style-name="P8">Il s’agit d’abord de définir les limites dans le temps du projet avec la date de</text:p>
      <text:p text:style-name="P8">début et la date de fin. Il faut aussi définir les périodes chômées. Nous</text:p>
      <text:p text:style-name="P8">obtenons ainsi les jours de travail disponibles.</text:p>
      <text:p text:style-name="P7">Déterminer les ressources</text:p>
      <text:p text:style-name="P8">Il s’agit de déterminer les personnes disponibles qui peuvent travailler sur le</text:p>
      <text:p text:style-name="P8">projet. Dans notre cas, cette étape était évidente.</text:p>
      <text:p text:style-name="P7">Déterminer les tâches à réaliser et les ordonner</text:p>
      <text:p text:style-name="P8">Il s’agit de décomposer le développement du logiciel en tâches. Nous obtenons</text:p>
      <text:p text:style-name="P8">ainsi l’ensemble des tâches à réaliser. Il faut ensuite les ordonner en fonction</text:p>
      <text:p text:style-name="P8">de leur priorité et des dépendances qu’il y a entre elles.</text:p>
      <text:p text:style-name="P8">4</text:p>
      <text:p text:style-name="P7">Déduire le diagramme de Gantt</text:p>
      <text:p text:style-name="P8">Il s’agit de construire le diagramme de Gantt correspondant à l’ordonnancement</text:p>
      <text:p text:style-name="P8">réalisé précédemment.</text:p>
      <text:p text:style-name="P7">Déterminer les risques</text:p>
      <text:p text:style-name="P8">Il s’agit d’effectuer une analyse des risques pouvant compromettre le</text:p>
      <text:p text:style-name="P8">déroulement du développement du logiciel. Cette analyse permet de mettre en</text:p>
      <text:p text:style-name="P9"><text:span text:style-name="T1">évidence les options de secours en cas de problème.</text:span></text:p>
      <text:p text:style-name="P9"><text:span text:style-name="T1"/></text:p>
      <text:p text:style-name="P9"><text:span text:style-name="T1">CAF tecno to work (ewuivalnet)</text:span></text:p>
      <text:p text:style-name="P9"><text:span text:style-name="T1">risk analysis$</text:span></text:p>
      <text:p text:style-name="P9"><text:span text:style-name="T1"/></text:p>
      <text:p text:style-name="P9"><text:span text:style-name="T1">faire le poker thing après ce week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3M33S</meta:editing-duration>
    <meta:editing-cycles>107</meta:editing-cycles>
    <meta:generator>OpenOffice/4.1.1$Win32 OpenOffice.org_project/411m6$Build-9775</meta:generator>
    <dc:date>2014-12-03T17:46:43.30</dc:date>
    <dc:creator>Dan </dc:creator>
    <meta:document-statistic meta:table-count="0" meta:image-count="0" meta:object-count="0" meta:page-count="2" meta:paragraph-count="68" meta:word-count="442" meta:character-count="2591"/>
    <meta:user-defined meta:name="Info 1"/>
    <meta:user-defined meta:name="Info 2"/>
    <meta:user-defined meta:name="Info 3"/>
    <meta:user-defined meta:name="Info 4"/>
  </office:meta>
</office:document-meta>
</file>